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InstanceLock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ngleInstanceLock.SingleInstanceLock( HashSet locks , String loc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gleInstanceLock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InstanceLock.obt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ngleInstanceLock.isLo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ngleInstanceLockFactory.makeLock( String loc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InstanceLockFactory.clearLock( String lock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